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77bc65"/>
    </style:style>
    <style:style style:name="ce2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A Version</text:p>
          </table:table-cell>
          <table:table-cell office:value-type="string" calcext:value-type="string">
            <text:p>RHEL </text:p>
          </table:table-cell>
          <table:table-cell table:style-name="Default" office:value-type="string" calcext:value-type="string">
            <text:p>used in operations</text:p>
          </table:table-cell>
          <table:table-cell table:style-name="ce1" office:value-type="string" calcext:value-type="string">
            <text:p>Tried CentOS 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4-09-22 ~ 2015-08-07</text:p>
          </table:table-cell>
          <table:table-cell table:style-name="ce3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Passed Version</text:p>
          </table:table-cell>
          <table:table-cell table:style-name="ce6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6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trying</text:p>
          </table:table-cell>
          <table:table-cell table:style-name="ce5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centos:6.8</text:p>
          </table:table-cell>
          <table:table-cell office:value-type="string" calcext:value-type="string">
            <text:p>updating yum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5-08-07 ~ 2016-02-10</text:p>
          </table:table-cell>
          <table:table-cell table:style-name="ce3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having issues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centos:6.7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import module problem</text:p>
          </table:table-cell>
          <table:table-cell/>
        </table:table-row>
        <table:table-row table:style-name="ro1">
          <table:table-cell office:value-type="string" calcext:value-type="string">
            <text:p>4.5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8 ~ 2016-10-06</text:p>
          </table:table-cell>
          <table:table-cell table:style-name="ce3" office:value-type="string" calcext:value-type="string">
            <text:p>centos:6.10</text:p>
          </table:table-cell>
          <table:table-cell/>
          <table:table-cell office:value-type="string" calcext:value-type="string">
            <text:p>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1 ~ 2016-04-08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.3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2-10 ~ 2016-04-01</text:p>
          </table:table-cell>
          <table:table-cell table:style-name="ce3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el7</text:p>
          </table:table-cell>
          <table:table-cell table:style-name="Default" office:value-type="string" calcext:value-type="string">
            <text:p>2016-10-25 ~ 2017-04-17</text:p>
          </table:table-cell>
          <table:table-cell table:style-name="ce3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2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04-17 ~ 2017-10-01</text:p>
          </table:table-cell>
          <table:table-cell table:style-name="ce6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10-01 ~ 2018-10-01</text:p>
          </table:table-cell>
          <table:table-cell table:style-name="ce6" office:value-type="string" calcext:value-type="string">
            <text:p>centos:7.4.1708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8-10-01 ~ 2019-10-01</text:p>
          </table:table-cell>
          <table:table-cell table:style-name="ce11" office:value-type="string" calcext:value-type="string">
            <text:p>centos:7.5.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6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9-10-01 ~ 2021-05-10</text:p>
          </table:table-cell>
          <table:table-cell table:style-name="ce11" office:value-type="string" calcext:value-type="string">
            <text:p>centos:7.7.1908</text:p>
          </table:table-cell>
          <table:table-cell table:number-columns-repeated="4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4:03:22.915995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7:16:32.333349694</meta:creation-date>
    <dc:date>2024-06-13T15:37:40.811979418</dc:date>
    <meta:editing-duration>PT1H19M41S</meta:editing-duration>
    <meta:editing-cycles>4</meta:editing-cycles>
    <meta:generator>LibreOffice/7.1.8.1$Linux_X86_64 LibreOffice_project/10$Build-1</meta:generator>
    <meta:document-statistic meta:table-count="1" meta:cell-count="56" meta:object-count="0"/>
  </office:meta>
</office:document-meta>
</file>